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D000000B64C1D567B.png" manifest:media-type="image/png"/>
  <manifest:file-entry manifest:full-path="Pictures/100000010000035C000000B2E948227C.png" manifest:media-type="image/png"/>
  <manifest:file-entry manifest:full-path="Pictures/100000010000035C000000F4D217CAC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715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227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8.202cm" svg:height="5.164cm" svg:x="6.35cm" svg:y="8.89cm">
          <draw:image xlink:href="Pictures/100000010000035C000000F4D217CAC0.png" xlink:type="simple" xlink:show="embed" xlink:actuate="onLoad" draw:mime-type="image/png">
            <text:p/>
          </draw:image>
        </draw:frame>
        <draw:frame draw:style-name="gr2" draw:text-style-name="P1" draw:layer="layout" svg:width="12.486cm" svg:height="3.767cm" svg:x="0.213cm" svg:y="2.54cm">
          <draw:image xlink:href="Pictures/100000010000035C000000B2E948227C.png" xlink:type="simple" xlink:show="embed" xlink:actuate="onLoad" draw:mime-type="image/png">
            <text:p/>
          </draw:image>
        </draw:frame>
        <draw:frame draw:style-name="gr3" draw:text-style-name="P2" draw:layer="layout" svg:width="15.433cm" svg:height="0.962cm" svg:x="7.62cm" svg:y="1.27cm">
          <draw:text-box>
            <text:p>Both business and client vlan can access the internet</text:p>
          </draw:text-box>
        </draw:frame>
        <draw:frame draw:style-name="gr3" draw:text-style-name="P2" draw:layer="layout" svg:width="14.832cm" svg:height="0.962cm" svg:x="8.255cm" svg:y="7.293cm">
          <draw:text-box>
            <text:p>Client vlan cannot communicate with business vlan</text:p>
          </draw:text-box>
        </draw:frame>
        <draw:frame draw:style-name="gr4" draw:text-style-name="P1" draw:layer="layout" svg:width="13.334cm" svg:height="3.851cm" svg:x="13.335cm" svg:y="2.499cm">
          <draw:image xlink:href="Pictures/100000010000036D000000B64C1D567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5T11:36:48.027365316</meta:creation-date>
    <dc:date>2025-12-15T11:42:29.945400334</dc:date>
    <meta:editing-duration>PT5M46S</meta:editing-duration>
    <meta:editing-cycles>1</meta:editing-cycles>
    <meta:generator>LibreOffice/25.8.3.2$Linux_X86_64 LibreOffice_project/580$Build-2</meta:generator>
    <meta:document-statistic meta:object-count="28"/>
  </office:meta>
</office:document-meta>
</file>